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08578" officeooo:paragraph-rsid="00008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t S 450 Homework #2</text:p>
      <text:p text:style-name="P1">Conner Mattingly</text:p>
      <text:p text:style-name="P1"/>
      <text:p text:style-name="P1">1. (easy) Write psuedo-code for partition(A, p, q).</text:p>
      <text:p text:style-name="P1"/>
      <text:p text:style-name="P1"/>
      <text:p text:style-name="P1"/>
      <text:p text:style-name="P1"/>
      <text:p text:style-name="P1"/>
      <text:p text:style-name="P1">2. (standard) Consider insertsort. Suppose that the input array A has 1% probability to be monotonically decreasing. Show that, in this case, the average-case complexity of insertsort is Θ(n^2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(not hard) Let iqsort(A, 1, n) be an algorithm that sorts an array A with n integers. It works as follows:</text:p>
      <text:p text:style-name="P1">iqsort(A, p, q)</text:p>
      <text:p text:style-name="P1">{</text:p>
      <text:p text:style-name="P1"><text:s text:c="2"/>if p ≥ q, return;</text:p>
      <text:p text:style-name="P1"><text:s text:c="2"/>r=partition(A, p, q);</text:p>
      <text:p text:style-name="P1"><text:s text:c="2"/>//run quick sort on the low part</text:p>
      <text:p text:style-name="P1"><text:s text:c="2"/>quicksort(A, p, r − 1);</text:p>
      <text:p text:style-name="P1"><text:s text:c="2"/>//run insert sort on the high part</text:p>
      <text:p text:style-name="P1"><text:s text:c="2"/>insertsort(A, r + 1, q);</text:p>
      <text:p text:style-name="P1">}</text:p>
      <text:p text:style-name="P1">Compute the best-case, worst-case, and average-case complexities of iqsor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(hard) Let mixsort(A, 1, n) be an algorithm that sorts an array A with n integers. It works as follows:</text:p>
      <text:p text:style-name="P1">mixsort(A, p, q)</text:p>
      <text:p text:style-name="P1">{</text:p>
      <text:p text:style-name="P1"><text:s text:c="2"/>if p ≥ q, return;</text:p>
      <text:p text:style-name="P1"><text:s text:c="2"/>r=partition(A, p, q);</text:p>
      <text:p text:style-name="P1"><text:s text:c="2"/>//run mixsort on the low part</text:p>
      <text:p text:style-name="P1"><text:s text:c="2"/>mixsort(A, p, r − 1);</text:p>
      <text:p text:style-name="P1"><text:s text:c="2"/>//run insert sort on the high part</text:p>
      <text:p text:style-name="P1"><text:s text:c="2"/>insertsort(A, r + 1, q);</text:p>
      <text:p text:style-name="P1">}</text:p>
      <text:p text:style-name="P1">Compute the best-case, worst-case, and average-case complexities of mixs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1:58:23.808779460</dc:date>
    <meta:editing-duration>PT5S</meta:editing-duration>
    <meta:editing-cycles>1</meta:editing-cycles>
    <meta:document-statistic meta:table-count="0" meta:image-count="0" meta:object-count="0" meta:page-count="1" meta:paragraph-count="26" meta:word-count="178" meta:character-count="1004" meta:non-whitespace-character-count="828"/>
    <meta:generator>LibreOffice/5.1.4.2$Linux_X86_64 LibreOffice_project/10m0$Build-2</meta:generator>
  </office:meta>
</office:document-meta>
</file>